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border="0.0034in solid #D9D9E3" fo:padding="0.0138in" style:shadow="none"/>
      <style:text-properties fo:font-size="14pt" style:font-size-asian="14pt" style:font-size-complex="14pt"/>
    </style:style>
    <style:style style:name="P2" style:parent-style-name="Textbody" style:family="paragraph">
      <style:paragraph-properties fo:border="0.0034in solid #D9D9E3" fo:padding="0.0138in" style:shadow="none"/>
      <style:text-properties fo:font-size="14pt" style:font-size-asian="14pt" style:font-size-complex="14pt"/>
    </style:style>
    <style:style style:name="P3" style:parent-style-name="Textbody" style:family="paragraph">
      <style:paragraph-properties fo:border="0.0034in solid #D9D9E3" fo:padding="0.0138in" style:shadow="none"/>
      <style:text-properties fo:font-size="14pt" style:font-size-asian="14pt" style:font-size-complex="14pt"/>
    </style:style>
    <style:style style:name="P4" style:parent-style-name="Textbody" style:family="paragraph">
      <style:paragraph-properties fo:border="0.0034in solid #D9D9E3" fo:padding="0.0138in" style:shadow="none"/>
      <style:text-properties fo:font-size="14pt" style:font-size-asian="14pt" style:font-size-complex="14pt"/>
    </style:style>
    <style:style style:name="P5" style:parent-style-name="Textbody" style:family="paragraph">
      <style:paragraph-properties fo:border="0.0034in solid #D9D9E3" fo:padding="0.0138in" style:shadow="none"/>
      <style:text-properties fo:font-size="14pt" style:font-size-asian="14pt" style:font-size-complex="14pt"/>
    </style:style>
    <style:style style:name="P6" style:parent-style-name="Textbody" style:family="paragraph">
      <style:paragraph-properties fo:border="0.0034in solid #D9D9E3" fo:padding="0.0138in" style:shadow="none"/>
      <style:text-properties fo:font-size="14pt" style:font-size-asian="14pt" style:font-size-complex="14pt"/>
    </style:style>
    <style:style style:name="P7" style:parent-style-name="Textbody" style:family="paragraph">
      <style:paragraph-properties fo:border="0.0034in solid #D9D9E3" fo:padding="0.0138in" style:shadow="none"/>
      <style:text-properties fo:font-size="14pt" style:font-size-asian="14pt" style:font-size-complex="14pt"/>
    </style:style>
    <style:style style:name="P8" style:parent-style-name="Textbody" style:family="paragraph">
      <style:paragraph-properties fo:border="0.0034in solid #D9D9E3" fo:padding="0.0138in" style:shadow="none"/>
      <style:text-properties fo:font-size="14pt" style:font-size-asian="14pt" style:font-size-complex="14pt"/>
    </style:style>
    <style:style style:name="P9" style:parent-style-name="Textbody" style:family="paragraph">
      <style:paragraph-properties fo:border="0.0034in solid #D9D9E3" fo:padding="0.0138in" style:shadow="none"/>
      <style:text-properties fo:font-size="14pt" style:font-size-asian="14pt" style:font-size-complex="14pt"/>
    </style:style>
  </office:automatic-styles>
  <office:body>
    <office:text text:use-soft-page-breaks="true">
      <text:p text:style-name="P1"/>
      <text:p text:style-name="P2">Je vous présente ma candidature pour intégrer votre formation No code.</text:p>
      <text:p text:style-name="P3">Je suis convaincue<text:s/>que cette formation est la meilleure opportunité pour moi d'acquérir les compétences nécessaires pour réussir dans le monde de l'innovation et du développement.</text:p>
      <text:p text:style-name="P4">Je suis passionnée par les nouvelles technologies et leur impact sur notre vie quotidienne. J'ai toujours été fascinée par le pouvoir de l'innovation pour résoudre les problèmes et promouvoir l’amélioration continue dans tous les domaines .</text:p>
      <text:p text:style-name="P5">Dans le cadre de ma reconversion professionnelle, j'ai acquis des connaissances <text:s/>en programmation et j’ai obtenu un diplôme de développeur d’applications multimédia. Cependant, je suis convaincue que la formation No code dispensée par votre école va me permettre de développer et de diversifier mes compétences de manière plus créative et innovante, en utilisant des outils de développement sans code, pour réaliser des projets complexes plus rapidement et plus facilement.</text:p>
      <text:p text:style-name="P6">Je suis persuadée que la formation No code offerte par votre école est la meilleure option pour moi, car elle est conçue par des professionnels ayant une expertise forte dans les technologies sans code. De plus, la formation est pratique et adaptée aux besoins des apprenants avec un fort taux d’employabilité ,ce qui me permettra de mettre en pratique rapidement les compétences acquises et de pouvoir<text:s/>trouver rapidement un emploi dans le monde du développement web,</text:p>
      <text:p text:style-name="P7">Je suis particulièrement intéressée par les neuf mois d’alternance en entreprise qui me permettront d’entrer concrètement dans ce métier.</text:p>
      <text:p text:style-name="P8">Je suis déterminée à réussir dans cette formation et<text:s/>à contribuer activement au développement de projets innovants à l'issue de la formation.</text:p>
      <text:p text:style-name="P9">Je vous remercie pour l'attention que vous porterez à ma candidature à cette formation en vous réitérant ma profonde motivation pour celle-ci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杨卫江</meta:initial-creator>
    <dc:creator>卫江 杨</dc:creator>
    <meta:creation-date>2023-04-28T12:16:00Z</meta:creation-date>
    <dc:date>2023-04-28T12:16:00Z</dc:date>
    <meta:template xlink:href="Normal.dotm" xlink:type="simple"/>
    <meta:editing-cycles>2</meta:editing-cycles>
    <meta:editing-duration>PT0S</meta:editing-duration>
    <meta:document-statistic meta:page-count="1" meta:paragraph-count="3" meta:word-count="286" meta:character-count="1857" meta:row-count="13" meta:non-whitespace-character-count="1574"/>
  </office:meta>
</office:document-meta>
</file>